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c9211e" loext:opacity="100%" fo:background-color="#ffff00"/>
    </style:style>
    <style:style style:name="P2" style:family="paragraph" style:parent-style-name="Text_20_body">
      <style:text-properties fo:color="#c9211e" loext:opacity="100%" officeooo:rsid="000798e4" officeooo:paragraph-rsid="000798e4" fo:background-color="#ffff00"/>
    </style:style>
    <style:style style:name="P3" style:family="paragraph" style:parent-style-name="Text_20_body">
      <style:text-properties officeooo:paragraph-rsid="000798e4"/>
    </style:style>
    <style:style style:name="T1" style:family="text">
      <style:text-properties fo:color="#c9211e" loext:opacity="100%" fo:font-weight="bold" officeooo:rsid="000798e4" fo:background-color="#ffff00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A) </text:span>Descargar y abrir el archivo de captura adjunto: <text:span text:style-name="Emphasis">challenge101-0.pcapng</text:span>.</text:p>
      <text:p text:style-name="Text_20_body"><text:span text:style-name="Strong_20_Emphasis">B) </text:span>Analizar el archivo y responder las preguntas.</text:p>
      <text:h text:style-name="Heading_20_4" text:outline-level="4">Preguntas de esta tarea</text:h>
      <text:p text:style-name="P3">¿Cuántos paquetes tiene el archivo de captura? </text:p>
      <text:p text:style-name="P3"><text:span text:style-name="T1">20</text:span></text:p>
      <text:p text:style-name="P3"><text:span text:style-name="T1"/></text:p>
      <text:p text:style-name="Text_20_body">¿Qué nodos están haciendo una conexión TCP en las tramas 1,2 y 3?</text:p>
      <text:p text:style-name="P1">192.168.1.108</text:p>
      <text:p text:style-name="P1">50.19.229.205</text:p>
      <text:p text:style-name="Text_20_body"/>
      <text:p text:style-name="Text_20_body">¿Qué comando HTTP es enviado en la trama 4?</text:p>
      <text:p text:style-name="P2">GET</text:p>
      <text:p text:style-name="Text_20_body"/>
      <text:p text:style-name="Text_20_body">¿Cuál es el tamaño de la trama más grande del archivo de captura?</text:p>
      <text:p text:style-name="P1">1428 , correspondiente a las tramas 12 y 15. </text:p>
      <text:p text:style-name="Text_20_body"/>
      <text:p text:style-name="Text_20_body">¿Qué protocolos se ven en el archivo de captura?</text:p>
      <text:p text:style-name="P2">En el archivo de captura, como protocolos de + alto nivel, encontramos TCP y HTTP.</text:p>
      <text:p text:style-name="P2">Luego, en los niveles inferiores, y accediendo a cada paquete, vemos los siguientes protocolos, además de los ya mencionados: Ethernet, IPv4 y HTP.</text:p>
      <text:p text:style-name="Text_20_body">¿Qué respuestas son enviadas por el servidor HTTP?</text:p>
      <text:p text:style-name="P1">Devuelve URI's con distintos .gif. </text:p>
      <text:p text:style-name="Text_20_body">¿Existe tráfico IPv6 en el archivo de captura?</text:p>
      <text:p text:style-name="P1">No , solo aparece tráfico IPv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1T19:21:21.794000000</meta:creation-date>
    <dc:date>2024-01-01T21:50:16.037000000</dc:date>
    <meta:editing-duration>PT2H28M54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9" meta:word-count="151" meta:character-count="880" meta:non-whitespace-character-count="745"/>
  </office:meta>
</office:document-meta>
</file>